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6925" officeooo:paragraph-rsid="000b6925"/>
    </style:style>
    <style:style style:name="P2" style:family="paragraph" style:parent-style-name="Standard">
      <style:text-properties officeooo:rsid="000e9477" officeooo:paragraph-rsid="000e9477"/>
    </style:style>
    <style:style style:name="P3" style:family="paragraph" style:parent-style-name="Standard">
      <style:text-properties officeooo:paragraph-rsid="000e9477"/>
    </style:style>
    <style:style style:name="T1" style:family="text">
      <style:text-properties officeooo:rsid="000e9477"/>
    </style:style>
    <style:style style:name="T2" style:family="text">
      <style:text-properties officeooo:rsid="000eb13a"/>
    </style:style>
    <style:style style:name="T3" style:family="text">
      <style:text-properties officeooo:rsid="000f52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the book: Forecasting Principles and Practice</text:p>
      <text:p text:style-name="P1"/>
      <text:p text:style-name="P1">The simplest time series forecasting methods use only information on the variable to be forecast, and make no attempt to discover the factors that affect its behaviour. Therefore they will extrapolate trend and seasonal patterns, but they ignore all other information such as marketing initiatives, competitor activity, changes in economic conditions, and so on.</text:p>
      <text:p text:style-name="P1"/>
      <text:p text:style-name="P1">Time series models used for forecasting include decomposition models, exponential smoothing models and ARIMA models. These models are discussed in Chapters <text:a xlink:type="simple" xlink:href="https://otexts.org/fpp2/decomposition.html#decomposition" text:style-name="Internet_20_link" text:visited-style-name="Visited_20_Internet_20_Link">6</text:a>, <text:a xlink:type="simple" xlink:href="https://otexts.org/fpp2/expsmooth.html#expsmooth" text:style-name="Internet_20_link" text:visited-style-name="Visited_20_Internet_20_Link">7</text:a> and <text:a xlink:type="simple" xlink:href="https://otexts.org/fpp2/arima.html#arima" text:style-name="Internet_20_link" text:visited-style-name="Visited_20_Internet_20_Link">8</text:a>, respectively.</text:p>
      <text:p text:style-name="P1"/>
      <text:p text:style-name="P2">Types of models:</text:p>
      <text:p text:style-name="P3"><text:span text:style-name="T1">- mdoels that use </text:span>only historical values of the variable to be forecast</text:p>
      <text:p text:style-name="P2">- explanatory models using predictor variables</text:p>
      <text:p text:style-name="P3"><text:span text:style-name="T1">- mixed models (combo of above 2 approaches), aka: </text:span>dynamic regression models, panel data models, longitudinal models, transfer function models, and linear system models <text:span text:style-name="T2">(Ch 9)</text:span></text:p>
      <text:p text:style-name="P3"/>
      <text:p text:style-name="P3">A forecasting task usually involves five basic steps.</text:p>
      <text:p text:style-name="P3">Step 1: Problem definition.</text:p>
      <text:p text:style-name="P3">Step 2: Gathering information.</text:p>
      <text:p text:style-name="P3">Step 3: Preliminary (exploratory) analysis.</text:p>
      <text:p text:style-name="P3">Step 4: Choosing and fitting models.</text:p>
      <text:p text:style-name="P3">Step 5: Using and evaluating a forecasting mode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21:52.409247942</meta:creation-date>
    <meta:generator>LibreOffice/5.1.6.2$Linux_X86_64 LibreOffice_project/10m0$Build-2</meta:generator>
    <dc:date>2018-05-02T16:45:35.411929974</dc:date>
    <meta:editing-duration>PT13M29S</meta:editing-duration>
    <meta:editing-cycles>9</meta:editing-cycles>
    <meta:document-statistic meta:table-count="0" meta:image-count="0" meta:object-count="0" meta:page-count="1" meta:paragraph-count="13" meta:word-count="170" meta:character-count="1139" meta:non-whitespace-character-count="982"/>
  </office:meta>
</office:document-meta>
</file>